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4.9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9"/>
    <style:style style:name="ce4" style:family="table-cell" style:parent-style-name="Default" style:data-style-name="N129"/>
    <style:style style:name="ce8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6" office:value-type="string" calcext:value-type="string">
            <text:p>mean length</text:p>
          </table:table-cell>
          <table:table-cell table:style-name="ce6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6" office:value-type="string" calcext:value-type="string">
            <text:p>skew</text:p>
          </table:table-cell>
          <table:table-cell table:style-name="ce6" office:value-type="string" calcext:value-type="string">
            <text:p>kurtosis</text:p>
          </table:table-cell>
          <table:table-cell table:style-name="ce6" office:value-type="string" calcext:value-type="string">
            <text:p>Hyper-skew</text:p>
          </table:table-cell>
          <table:table-cell table:style-name="ce8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118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4])/[.J54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5])/[.J55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 table:number-rows-repeated="104852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4-08T18:21:58.587082290</dc:date>
    <meta:editing-duration>PT10H40M34S</meta:editing-duration>
    <meta:editing-cycles>27</meta:editing-cycles>
    <meta:generator>LibreOffice/7.3.7.2$Linux_X86_64 LibreOffice_project/30$Build-2</meta:generator>
    <meta:document-statistic meta:table-count="1" meta:cell-count="917" meta:object-count="0"/>
  </office:meta>
</office:document-meta>
</file>